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E00000051085A265F3955394D.png" manifest:media-type="image/png"/>
  <manifest:file-entry manifest:full-path="Pictures/10000201000003C600000078D2209D49FF6931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7f4a" officeooo:paragraph-rsid="00077f4a"/>
    </style:style>
    <style:style style:name="P2" style:family="paragraph" style:parent-style-name="Standard">
      <style:text-properties officeooo:paragraph-rsid="00091b66"/>
    </style:style>
    <style:style style:name="P3" style:family="paragraph" style:parent-style-name="Standard">
      <style:text-properties officeooo:rsid="00092313" officeooo:paragraph-rsid="00092313"/>
    </style:style>
    <style:style style:name="P4" style:family="paragraph" style:parent-style-name="Standard">
      <style:text-properties fo:font-size="26pt" style:text-underline-style="solid" style:text-underline-width="auto" style:text-underline-color="font-color" fo:font-weight="bold" officeooo:rsid="001c0b6b" officeooo:paragraph-rsid="001c0b6b" style:font-size-asian="26pt" style:font-weight-asian="bold" style:font-size-complex="26pt" style:font-weight-complex="bold"/>
    </style:style>
    <style:style style:name="P5" style:family="paragraph" style:parent-style-name="Standard">
      <style:text-properties fo:font-weight="bold" officeooo:rsid="007a7871" officeooo:paragraph-rsid="007a7871" style:font-weight-asian="bold" style:font-weight-complex="bold"/>
    </style:style>
    <style:style style:name="P6" style:family="paragraph" style:parent-style-name="Standard">
      <style:text-properties officeooo:rsid="007261f7" officeooo:paragraph-rsid="007261f7"/>
    </style:style>
    <style:style style:name="P7" style:family="paragraph" style:parent-style-name="Standard">
      <style:text-properties officeooo:rsid="007a7871" officeooo:paragraph-rsid="007a7871"/>
    </style:style>
    <style:style style:name="T1" style:family="text">
      <style:text-properties officeooo:rsid="00077f4a"/>
    </style:style>
    <style:style style:name="T2" style:family="text">
      <style:text-properties style:text-position="0% 100%" style:text-underline-style="solid" style:text-underline-width="auto" style:text-underline-color="font-color" fo:font-weight="bold" style:font-weight-asian="bold" style:font-weight-complex="bold"/>
    </style:style>
    <style:style style:name="T3" style:family="text">
      <style:text-properties style:text-position="0% 100%" fo:font-size="26pt" style:text-underline-style="solid" style:text-underline-width="auto" style:text-underline-color="font-color" fo:font-weight="bold" style:font-size-asian="26pt" style:font-weight-asian="bold" style:font-size-complex="26pt" style:font-weight-complex="bold"/>
    </style:style>
    <style:style style:name="T4" style:family="text">
      <style:text-properties style:text-position="0% 100%" fo:font-size="20pt" style:text-underline-style="none" fo:font-weight="normal" style:font-size-asian="20pt" style:font-weight-asian="normal" style:font-size-complex="20pt" style:font-weight-complex="normal"/>
    </style:style>
    <style:style style:name="T5" style:family="text">
      <style:text-properties style:text-position="0% 100%" fo:font-size="20pt" style:text-underline-style="none" fo:font-weight="normal" officeooo:rsid="00077f4a" style:font-size-asian="20pt" style:font-weight-asian="normal" style:font-size-complex="20pt" style:font-weight-complex="normal"/>
    </style:style>
    <style:style style:name="T6" style:family="text">
      <style:text-properties style:text-position="0% 100%" fo:font-size="20pt" style:text-underline-style="none" style:font-size-asian="20pt" style:font-size-complex="20pt"/>
    </style:style>
    <style:style style:name="T7" style:family="text">
      <style:text-properties style:text-position="0% 100%" fo:font-size="20pt" style:text-underline-style="none" fo:font-weight="bold" style:font-size-asian="20pt" style:font-weight-asian="bold" style:font-size-complex="20pt" style:font-weight-complex="bold"/>
    </style:style>
    <style:style style:name="T8" style:family="text">
      <style:text-properties fo:font-weight="bold" style:font-weight-asian="bold" style:font-weight-complex="bold"/>
    </style:style>
    <style:style style:name="T9" style:family="text">
      <style:text-properties fo:font-weight="bold" officeooo:rsid="0013ded1" style:font-weight-asian="bold" style:font-weight-complex="bold"/>
    </style:style>
    <style:style style:name="T10" style:family="text">
      <style:text-properties fo:font-size="26pt" style:text-underline-style="solid" style:text-underline-width="auto" style:text-underline-color="font-color" fo:font-weight="bold" officeooo:rsid="00077f4a" style:font-size-asian="26pt" style:font-weight-asian="bold" style:font-size-complex="26pt" style:font-weight-complex="bold"/>
    </style:style>
    <style:style style:name="T11" style:family="text">
      <style:text-properties fo:font-size="18pt" style:font-size-asian="18pt" style:font-size-complex="18pt"/>
    </style:style>
    <style:style style:name="T12" style:family="text">
      <style:text-properties fo:font-size="18pt" fo:font-weight="bold" officeooo:rsid="00077f4a" style:font-size-asian="18pt" style:font-weight-asian="bold" style:font-size-complex="18pt" style:font-weight-complex="bold"/>
    </style:style>
    <style:style style:name="T13" style:family="text">
      <style:text-properties fo:font-size="18pt" fo:font-weight="bold" officeooo:rsid="00091b66" style:font-size-asian="18pt" style:font-weight-asian="bold" style:font-size-complex="18pt" style:font-weight-complex="bold"/>
    </style:style>
    <style:style style:name="T14" style:family="text">
      <style:text-properties fo:font-size="18pt" fo:font-style="normal" fo:font-weight="bold" style:font-size-asian="18pt" style:font-style-asian="normal" style:font-weight-asian="bold" style:font-size-complex="18pt" style:font-style-complex="normal" style:font-weight-complex="bold"/>
    </style:style>
    <style:style style:name="T15" style:family="text">
      <style:text-properties officeooo:rsid="0013ded1"/>
    </style:style>
    <style:style style:name="T16" style:family="text">
      <style:text-properties fo:font-weight="normal" officeooo:rsid="0013ded1" style:font-weight-asian="normal" style:font-weight-complex="normal"/>
    </style:style>
    <style:style style:name="T17" style:family="text">
      <style:text-properties fo:font-weight="normal" officeooo:rsid="0047b21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6">NITHIN S </text:span></text:p>
      <text:p text:style-name="P7"><text:span text:style-name="T7">221IT085</text:span></text:p>
      <text:p text:style-name="P7"><text:span text:style-name="T5"/></text:p>
      <text:p text:style-name="P1"><text:span text:style-name="T4">Write a socket program, where the client sends content of file and server sends the number of characters in the file.</text:span></text:p>
      <text:p text:style-name="P1"><text:span text:style-name="T3"/></text:p>
      <text:p text:style-name="P1"><text:span text:style-name="T3">SERVER CODE</text:span><text:span text:style-name="T2"> </text:span><text:s text:c="74"/><text:span text:style-name="T14">server.c</text:span><text:span text:style-name="T11"> <text:s text:c="2"/></text:span><text:s text:c="104"/></text:p>
      <text:p text:style-name="Standard"/>
      <text:p text:style-name="Standard">#include &lt;stdio.h&gt;</text:p>
      <text:p text:style-name="Standard">#include &lt;stdlib.h&gt;</text:p>
      <text:p text:style-name="Standard">#include &lt;string.h&gt;</text:p>
      <text:p text:style-name="Standard">#include &lt;sys/socket.h&gt;</text:p>
      <text:p text:style-name="Standard">#include &lt;sys/types.h&gt;</text:p>
      <text:p text:style-name="Standard">#include &lt;netinet/in.h&gt;</text:p>
      <text:p text:style-name="Standard">#include &lt;arpa/inet.h&gt;</text:p>
      <text:p text:style-name="Standard">#include &lt;unistd.h&gt;</text:p>
      <text:p text:style-name="Standard"/>
      <text:p text:style-name="Standard">int main()</text:p>
      <text:p text:style-name="Standard">{</text:p>
      <text:p text:style-name="Standard"><text:s text:c="4"/>char recvContent[1024];</text:p>
      <text:p text:style-name="Standard"><text:s text:c="4"/>int count;</text:p>
      <text:p text:style-name="Standard"/>
      <text:p text:style-name="Standard"><text:s text:c="4"/>// Create a socket for the server</text:p>
      <text:p text:style-name="Standard"><text:s text:c="4"/>int server_socket = socket(AF_INET, SOCK_STREAM, 0);</text:p>
      <text:p text:style-name="Standard"><text:s text:c="4"/>if (server_socket == -1)</text:p>
      <text:p text:style-name="Standard"><text:s text:c="4"/>{</text:p>
      <text:p text:style-name="Standard"><text:s text:c="8"/>perror("Error creating server socket");</text:p>
      <text:p text:style-name="Standard"><text:s text:c="8"/>exit(1);</text:p>
      <text:p text:style-name="Standard"><text:s text:c="4"/>}</text:p>
      <text:p text:style-name="Standard"><text:s text:c="4"/>printf("Waiting for connection...\n");</text:p>
      <text:p text:style-name="Standard"/>
      <text:p text:style-name="Standard"><text:s text:c="4"/>// Initialize server address structure</text:p>
      <text:p text:style-name="Standard"><text:s text:c="4"/>struct sockaddr_in servaddr;</text:p>
      <text:p text:style-name="Standard"><text:s text:c="4"/>bzero(&amp;servaddr, sizeof(servaddr));</text:p>
      <text:p text:style-name="Standard"><text:s text:c="4"/>servaddr.sin_family = AF_INET;</text:p>
      <text:p text:style-name="Standard"><text:s text:c="4"/>servaddr.sin_port = htons(8080);</text:p>
      <text:p text:style-name="Standard"/>
      <text:p text:style-name="Standard"><text:s text:c="4"/>// Bind the socket to the server address</text:p>
      <text:p text:style-name="Standard"><text:s text:c="4"/>if (bind(server_socket, (struct sockaddr *)&amp;servaddr, sizeof(servaddr)) == -1)</text:p>
      <text:p text:style-name="Standard"><text:s text:c="4"/>{</text:p>
      <text:p text:style-name="Standard"><text:s text:c="8"/>perror("Error binding server socket");</text:p>
      <text:p text:style-name="Standard"><text:s text:c="8"/>close(server_socket);</text:p>
      <text:p text:style-name="Standard"><text:s text:c="8"/>exit(1);</text:p>
      <text:p text:style-name="Standard"><text:s text:c="4"/>}</text:p>
      <text:p text:style-name="Standard"/>
      <text:p text:style-name="Standard"><text:s text:c="4"/>// Listen for incoming connections</text:p>
      <text:p text:style-name="Standard"><text:s text:c="4"/>if (listen(server_socket, 1) == -1)</text:p>
      <text:p text:style-name="Standard"><text:soft-page-break/><text:s text:c="4"/>{</text:p>
      <text:p text:style-name="Standard"><text:s text:c="8"/>perror("Error listening for connections");</text:p>
      <text:p text:style-name="Standard"><text:s text:c="8"/>close(server_socket);</text:p>
      <text:p text:style-name="Standard"><text:s text:c="8"/>exit(1);</text:p>
      <text:p text:style-name="Standard"><text:s text:c="4"/>}</text:p>
      <text:p text:style-name="Standard"/>
      <text:p text:style-name="Standard"><text:s text:c="4"/>// Accept a client connection</text:p>
      <text:p text:style-name="Standard"><text:s text:c="4"/>int clifd = accept(server_socket, NULL, NULL);</text:p>
      <text:p text:style-name="Standard"><text:s text:c="4"/>if (clifd == -1)</text:p>
      <text:p text:style-name="Standard"><text:s text:c="4"/>{</text:p>
      <text:p text:style-name="Standard"><text:s text:c="8"/>perror("Error accepting client connection");</text:p>
      <text:p text:style-name="Standard"><text:s text:c="8"/>close(server_socket);</text:p>
      <text:p text:style-name="Standard"><text:s text:c="8"/>exit(1);</text:p>
      <text:p text:style-name="Standard"><text:s text:c="4"/>}</text:p>
      <text:p text:style-name="Standard"/>
      <text:p text:style-name="Standard"><text:s text:c="4"/>printf("Client Connected.\n");</text:p>
      <text:p text:style-name="Standard"/>
      <text:p text:style-name="Standard"><text:s text:c="4"/>// Receive data from the client</text:p>
      <text:p text:style-name="Standard"><text:s text:c="4"/>ssize_t end = read(clifd, recvContent, sizeof(recvContent));</text:p>
      <text:p text:style-name="Standard"><text:s text:c="4"/>if (end == -1)</text:p>
      <text:p text:style-name="Standard"><text:s text:c="4"/>{</text:p>
      <text:p text:style-name="Standard"><text:s text:c="8"/>perror("Error reading data from client");</text:p>
      <text:p text:style-name="Standard"><text:s text:c="8"/>close(clifd);</text:p>
      <text:p text:style-name="Standard"><text:s text:c="8"/>close(server_socket);</text:p>
      <text:p text:style-name="Standard"><text:s text:c="8"/>exit(1);</text:p>
      <text:p text:style-name="Standard"><text:s text:c="4"/>}</text:p>
      <text:p text:style-name="Standard"><text:s text:c="4"/>recvContent[end] = '\0';</text:p>
      <text:p text:style-name="Standard"/>
      <text:p text:style-name="Standard"><text:s text:c="4"/>printf("Received Data: %s\n", recvContent);</text:p>
      <text:p text:style-name="Standard"/>
      <text:p text:style-name="Standard"><text:s text:c="4"/>// Count the characters received</text:p>
      <text:p text:style-name="Standard"><text:s text:c="4"/>for (count = 0; recvContent[count] != '\0'; count++)</text:p>
      <text:p text:style-name="Standard"><text:s text:c="4"/>{</text:p>
      <text:p text:style-name="Standard"><text:s text:c="4"/>}</text:p>
      <text:p text:style-name="Standard"/>
      <text:p text:style-name="Standard"><text:s text:c="4"/>// Convert count to network byte order</text:p>
      <text:p text:style-name="Standard"><text:s text:c="4"/>int countToSend = htonl(count);</text:p>
      <text:p text:style-name="Standard"/>
      <text:p text:style-name="Standard"><text:s text:c="4"/>// Send the character count back to the client</text:p>
      <text:p text:style-name="Standard"><text:s text:c="4"/>if (send(clifd, &amp;countToSend, sizeof(countToSend), 0) == -1)</text:p>
      <text:p text:style-name="Standard"><text:s text:c="4"/>{</text:p>
      <text:p text:style-name="Standard"><text:s text:c="8"/>perror("Error writing data to client");</text:p>
      <text:p text:style-name="Standard"><text:s text:c="8"/>close(clifd);</text:p>
      <text:p text:style-name="Standard"><text:s text:c="8"/>close(server_socket);</text:p>
      <text:p text:style-name="Standard"><text:s text:c="8"/>exit(1);</text:p>
      <text:p text:style-name="Standard"><text:s text:c="4"/>}</text:p>
      <text:p text:style-name="Standard"/>
      <text:p text:style-name="Standard"><text:s text:c="4"/>// Close the client and server sockets</text:p>
      <text:p text:style-name="Standard"><text:s text:c="4"/>close(clifd);</text:p>
      <text:p text:style-name="Standard"><text:s text:c="4"/>close(server_socket);</text:p>
      <text:p text:style-name="Standard"/>
      <text:p text:style-name="Standard"><text:s text:c="4"/>return 0;</text:p>
      <text:p text:style-name="Standard"><text:soft-page-break/>}</text:p>
      <text:p text:style-name="Standard"/>
      <text:p text:style-name="Standard">This server code is a simple implementation of a TCP server using socket programming in C. It performs the following tasks:</text:p>
      <text:p text:style-name="Standard"/>
      <text:p text:style-name="Standard">1. <text:span text:style-name="T8">**Socket Creation:**</text:span></text:p>
      <text:p text:style-name="Standard"><text:s text:c="3"/>- It creates a socket using the `socket()` function with the address family `AF_INET` (IPv4), socket type `SOCK_STREAM` (for TCP), and protocol `0` (default protocol).</text:p>
      <text:p text:style-name="Standard"/>
      <text:p text:style-name="Standard">2.<text:span text:style-name="T8"> **Server Address Initialization:**</text:span></text:p>
      <text:p text:style-name="Standard"><text:s text:c="3"/>- It initializes a `struct sockaddr_in` named `servaddr` to represent the server's address.</text:p>
      <text:p text:style-name="Standard"><text:s text:c="3"/>- It sets the address family to `AF_INET`.</text:p>
      <text:p text:style-name="Standard"><text:s text:c="3"/>- It specifies the port number using `htons()` to convert it to network byte order.</text:p>
      <text:p text:style-name="Standard"/>
      <text:p text:style-name="Standard">3. <text:span text:style-name="T8">**Binding:**</text:span></text:p>
      <text:p text:style-name="Standard"><text:s text:c="3"/>- It binds the socket to the server address using the `bind()` function. If binding fails, it handles the error and exits.</text:p>
      <text:p text:style-name="Standard"/>
      <text:p text:style-name="Standard">4. <text:span text:style-name="T8">**Listening:**</text:span></text:p>
      <text:p text:style-name="Standard"><text:s text:c="3"/>- It listens for incoming connections using the `listen()` function. If listening fails, it handles the error and exits.</text:p>
      <text:p text:style-name="Standard"/>
      <text:p text:style-name="Standard">5. <text:span text:style-name="T8">**Accepting Connections:**</text:span></text:p>
      <text:p text:style-name="Standard"><text:s text:c="3"/>- It accepts incoming client connections using the `accept()` function. If accepting a connection fails, it handles the error and exits.</text:p>
      <text:p text:style-name="Standard"><text:s text:c="3"/>- Once a client connection is accepted, it returns a new socket descriptor (`clifd`) to communicate with the client.</text:p>
      <text:p text:style-name="Standard"/>
      <text:p text:style-name="Standard">6. <text:span text:style-name="T8">**Data Reception:**</text:span></text:p>
      <text:p text:style-name="Standard"><text:s text:c="3"/>- It receives data sent by the client using the `read()` function. The received data is stored in the `recvContent` buffer.</text:p>
      <text:p text:style-name="Standard"><text:s text:c="3"/>- If there's an error while reading data, it handles the error and exits.</text:p>
      <text:p text:style-name="Standard"/>
      <text:p text:style-name="Standard">7. <text:span text:style-name="T8">**Character Counting:**</text:span></text:p>
      <text:p text:style-name="Standard"><text:s text:c="3"/>- It counts the number of characters received from the client by iterating through the `recvContent` buffer.</text:p>
      <text:p text:style-name="Standard"/>
      <text:p text:style-name="Standard">8. <text:span text:style-name="T8">**Converting Count:**</text:span></text:p>
      <text:p text:style-name="Standard"><text:s text:c="3"/>- It converts the character count to network byte order using `htonl()` to ensure consistent representation for transmission.</text:p>
      <text:p text:style-name="Standard"/>
      <text:p text:style-name="Standard">9. <text:span text:style-name="T8">**Sending Data:**</text:span></text:p>
      <text:p text:style-name="Standard"><text:s text:c="3"/>- It sends the character count back to the client using the `send()` function.</text:p>
      <text:p text:style-name="Standard"/>
      <text:p text:style-name="Standard">10. <text:span text:style-name="T8">**Cleaning Up:**</text:span></text:p>
      <text:p text:style-name="Standard"><text:s text:c="4"/>- It closes both the client and server sockets using `close()`.</text:p>
      <text:p text:style-name="Standard"><text:s text:c="4"/>- The server code then returns `0` to indicate successful execution.</text:p>
      <text:p text:style-name="Standard"/>
      <text:p text:style-name="Standard">This server listens for incoming connections on port `8080`, receives a message from the client, counts the characters in the received message, and sends the character count back to the client. It also handles potential errors that may occur during socket creation, binding, listening, accepting connections, reading data, and writing data.</text:p>
      <text:p text:style-name="Standard"><text:soft-page-break/></text:p>
      <text:p text:style-name="Standard"/>
      <text:p text:style-name="P2"><text:span text:style-name="T10">CLIENT CODE </text:span><text:span text:style-name="T1"><text:s text:c="76"/></text:span><text:span text:style-name="T13">client.</text:span><text:span text:style-name="T12">c</text:span><text:span text:style-name="T1"> <text:s/></text:span></text:p>
      <text:p text:style-name="P2"/>
      <text:p text:style-name="P2"><text:span text:style-name="T1">#include &lt;stdio.h&gt;</text:span></text:p>
      <text:p text:style-name="P2"><text:span text:style-name="T1">#include &lt;stdlib.h&gt;</text:span></text:p>
      <text:p text:style-name="P2"><text:span text:style-name="T1">#include &lt;unistd.h&gt;</text:span></text:p>
      <text:p text:style-name="P2"><text:span text:style-name="T1">#include &lt;string.h&gt;</text:span></text:p>
      <text:p text:style-name="P2"><text:span text:style-name="T1">#include &lt;sys/socket.h&gt;</text:span></text:p>
      <text:p text:style-name="P2"><text:span text:style-name="T1">#include &lt;netinet/in.h&gt;</text:span></text:p>
      <text:p text:style-name="P2"><text:span text:style-name="T1">#include &lt;sys/types.h&gt;</text:span></text:p>
      <text:p text:style-name="P2"><text:span text:style-name="T1">#include &lt;arpa/inet.h&gt;</text:span></text:p>
      <text:p text:style-name="P2"/>
      <text:p text:style-name="P2"><text:span text:style-name="T1">int main()</text:span></text:p>
      <text:p text:style-name="P2"><text:span text:style-name="T1">{</text:span></text:p>
      <text:p text:style-name="P2"><text:span text:style-name="T1"><text:s text:c="4"/>int cli_sock = socket(AF_INET, SOCK_STREAM, 0);</text:span></text:p>
      <text:p text:style-name="P2"><text:span text:style-name="T1"><text:s text:c="4"/>if (cli_sock == -1)</text:span></text:p>
      <text:p text:style-name="P2"><text:span text:style-name="T1"><text:s text:c="4"/>{</text:span></text:p>
      <text:p text:style-name="P2"><text:span text:style-name="T1"><text:s text:c="8"/>perror("Error creating client socket");</text:span></text:p>
      <text:p text:style-name="P2"><text:span text:style-name="T1"><text:s text:c="8"/>exit(1);</text:span></text:p>
      <text:p text:style-name="P2"><text:span text:style-name="T1"><text:s text:c="4"/>}</text:span></text:p>
      <text:p text:style-name="P2"/>
      <text:p text:style-name="P2"><text:span text:style-name="T1"><text:s text:c="4"/>// Initialize server address structure</text:span></text:p>
      <text:p text:style-name="P2"><text:span text:style-name="T1"><text:s text:c="4"/>struct sockaddr_in servaddr;</text:span></text:p>
      <text:p text:style-name="P2"><text:span text:style-name="T1"><text:s text:c="4"/>bzero(&amp;servaddr, sizeof(servaddr));</text:span></text:p>
      <text:p text:style-name="P2"><text:span text:style-name="T1"><text:s text:c="4"/>servaddr.sin_family = AF_INET;</text:span></text:p>
      <text:p text:style-name="P2"><text:span text:style-name="T1"><text:s text:c="4"/>servaddr.sin_port = htons(8080);</text:span></text:p>
      <text:p text:style-name="P2"><text:span text:style-name="T1"><text:s text:c="4"/>servaddr.sin_addr.s_addr = inet_addr("127.0.0.1");</text:span></text:p>
      <text:p text:style-name="P2"/>
      <text:p text:style-name="P2"><text:span text:style-name="T1"><text:s text:c="4"/>// Connect to the server</text:span></text:p>
      <text:p text:style-name="P2"><text:span text:style-name="T1"><text:s text:c="4"/>if (connect(cli_sock, (struct sockaddr *)&amp;servaddr, sizeof(servaddr)) == -1)</text:span></text:p>
      <text:p text:style-name="P2"><text:span text:style-name="T1"><text:s text:c="4"/>{</text:span></text:p>
      <text:p text:style-name="P2"><text:span text:style-name="T1"><text:s text:c="8"/>perror("Error connecting to the server");</text:span></text:p>
      <text:p text:style-name="P2"><text:span text:style-name="T1"><text:s text:c="8"/>close(cli_sock);</text:span></text:p>
      <text:p text:style-name="P2"><text:span text:style-name="T1"><text:s text:c="8"/>exit(1);</text:span></text:p>
      <text:p text:style-name="P2"><text:span text:style-name="T1"><text:s text:c="4"/>}</text:span></text:p>
      <text:p text:style-name="P2"/>
      <text:p text:style-name="P2"><text:span text:style-name="T1"><text:s text:c="4"/>// Open the file for reading</text:span></text:p>
      <text:p text:style-name="P2"><text:span text:style-name="T1"><text:s text:c="4"/>FILE *fp = fopen("file.txt", "r");</text:span></text:p>
      <text:p text:style-name="P2"><text:span text:style-name="T1"><text:s text:c="4"/>if (fp == NULL)</text:span></text:p>
      <text:p text:style-name="P2"><text:span text:style-name="T1"><text:s text:c="4"/>{</text:span></text:p>
      <text:p text:style-name="P2"><text:span text:style-name="T1"><text:s text:c="8"/>perror("Error opening file for reading");</text:span></text:p>
      <text:p text:style-name="P2"><text:span text:style-name="T1"><text:s text:c="8"/>close(cli_sock);</text:span></text:p>
      <text:p text:style-name="P2"><text:span text:style-name="T1"><text:s text:c="8"/>exit(1);</text:span></text:p>
      <text:p text:style-name="P2"><text:span text:style-name="T1"><text:s text:c="4"/>}</text:span></text:p>
      <text:p text:style-name="P2"/>
      <text:p text:style-name="P2"><text:span text:style-name="T1"><text:s text:c="4"/>// Calculate file size</text:span></text:p>
      <text:p text:style-name="P2"><text:span text:style-name="T1"><text:s text:c="4"/>fseek(fp, 0, SEEK_END);</text:span></text:p>
      <text:p text:style-name="P2"><text:span text:style-name="T1"><text:s text:c="4"/>int fileSize = ftell(fp);</text:span></text:p>
      <text:p text:style-name="P2"><text:span text:style-name="T1"><text:s text:c="4"/>fseek(fp, 0, SEEK_SET);</text:span></text:p>
      <text:p text:style-name="P2"/>
      <text:p text:style-name="P2"><text:soft-page-break/><text:span text:style-name="T1"><text:s text:c="4"/>// Allocate memory for file contents</text:span></text:p>
      <text:p text:style-name="P2"><text:span text:style-name="T1"><text:s text:c="4"/>char *fileContents = (char *)malloc(fileSize + 1);</text:span></text:p>
      <text:p text:style-name="P2"><text:span text:style-name="T1"><text:s text:c="4"/>if (fileContents == NULL)</text:span></text:p>
      <text:p text:style-name="P2"><text:span text:style-name="T1"><text:s text:c="4"/>{</text:span></text:p>
      <text:p text:style-name="P2"><text:span text:style-name="T1"><text:s text:c="8"/>perror("Error allocating memory for file contents");</text:span></text:p>
      <text:p text:style-name="P2"><text:span text:style-name="T1"><text:s text:c="8"/>fclose(fp);</text:span></text:p>
      <text:p text:style-name="P2"><text:span text:style-name="T1"><text:s text:c="8"/>close(cli_sock);</text:span></text:p>
      <text:p text:style-name="P2"><text:span text:style-name="T1"><text:s text:c="8"/>exit(1);</text:span></text:p>
      <text:p text:style-name="P2"><text:span text:style-name="T1"><text:s text:c="4"/>}</text:span></text:p>
      <text:p text:style-name="P2"/>
      <text:p text:style-name="P2"><text:span text:style-name="T1"><text:s text:c="4"/>// Read file contents into the buffer</text:span></text:p>
      <text:p text:style-name="P2"><text:span text:style-name="T1"><text:s text:c="4"/>size_t end = fread(fileContents, 1, fileSize, fp);</text:span></text:p>
      <text:p text:style-name="P2"><text:span text:style-name="T1"><text:s text:c="4"/>fileContents[end] = '\0';</text:span></text:p>
      <text:p text:style-name="P2"><text:span text:style-name="T1"><text:s text:c="4"/>fclose(fp);</text:span></text:p>
      <text:p text:style-name="P2"/>
      <text:p text:style-name="P2"><text:span text:style-name="T1"><text:s text:c="4"/>// Send file contents to the server</text:span></text:p>
      <text:p text:style-name="P2"><text:span text:style-name="T1"><text:s text:c="4"/>if (send(cli_sock, fileContents, fileSize, 0) == -1)</text:span></text:p>
      <text:p text:style-name="P2"><text:span text:style-name="T1"><text:s text:c="4"/>{</text:span></text:p>
      <text:p text:style-name="P2"><text:span text:style-name="T1"><text:s text:c="8"/>perror("Error sending file contents to the server");</text:span></text:p>
      <text:p text:style-name="P2"><text:span text:style-name="T1"><text:s text:c="8"/>free(fileContents);</text:span></text:p>
      <text:p text:style-name="P2"><text:span text:style-name="T1"><text:s text:c="8"/>close(cli_sock);</text:span></text:p>
      <text:p text:style-name="P2"><text:span text:style-name="T1"><text:s text:c="8"/>exit(1);</text:span></text:p>
      <text:p text:style-name="P2"><text:span text:style-name="T1"><text:s text:c="4"/>}</text:span></text:p>
      <text:p text:style-name="P2"/>
      <text:p text:style-name="P2"><text:span text:style-name="T1"><text:s text:c="4"/>// Receive the count of characters from the server</text:span></text:p>
      <text:p text:style-name="P2"><text:span text:style-name="T1"><text:s text:c="4"/>int receivedCount;</text:span></text:p>
      <text:p text:style-name="P2"><text:span text:style-name="T1"><text:s text:c="4"/>if (read(cli_sock, &amp;receivedCount, sizeof(receivedCount)) == -1)</text:span></text:p>
      <text:p text:style-name="P2"><text:span text:style-name="T1"><text:s text:c="4"/>{</text:span></text:p>
      <text:p text:style-name="P2"><text:span text:style-name="T1"><text:s text:c="8"/>perror("Error receiving character count from the server");</text:span></text:p>
      <text:p text:style-name="P2"><text:span text:style-name="T1"><text:s text:c="8"/>free(fileContents);</text:span></text:p>
      <text:p text:style-name="P2"><text:span text:style-name="T1"><text:s text:c="8"/>close(cli_sock);</text:span></text:p>
      <text:p text:style-name="P2"><text:span text:style-name="T1"><text:s text:c="8"/>exit(1);</text:span></text:p>
      <text:p text:style-name="P2"><text:span text:style-name="T1"><text:s text:c="4"/>}</text:span></text:p>
      <text:p text:style-name="P2"/>
      <text:p text:style-name="P2"><text:span text:style-name="T1"><text:s text:c="4"/>// Convert receivedCount from network byte order to host byte order</text:span></text:p>
      <text:p text:style-name="P2"><text:span text:style-name="T1"><text:s text:c="4"/>receivedCount = ntohl(receivedCount);</text:span></text:p>
      <text:p text:style-name="P2"/>
      <text:p text:style-name="P2"><text:span text:style-name="T1"><text:s text:c="4"/>printf("Received count of characters from server: %d\n", receivedCount - 1); // To avoid the null character at the end of the string to be counted.</text:span></text:p>
      <text:p text:style-name="P2"/>
      <text:p text:style-name="P2"><text:span text:style-name="T1"><text:s text:c="4"/>// Clean up and close the client socket</text:span></text:p>
      <text:p text:style-name="P2"><text:span text:style-name="T1"><text:s text:c="4"/>free(fileContents);</text:span></text:p>
      <text:p text:style-name="P2"><text:span text:style-name="T1"><text:s text:c="4"/>close(cli_sock);</text:span></text:p>
      <text:p text:style-name="P2"><text:span text:style-name="T1"><text:s text:c="4"/>return 0;</text:span></text:p>
      <text:p text:style-name="P2"><text:span text:style-name="T1">} <text:s text:c="100"/></text:span></text:p>
      <text:p text:style-name="P2"/>
      <text:p text:style-name="P2"/>
      <text:p text:style-name="P2"/>
      <text:p text:style-name="P2"/>
      <text:p text:style-name="P2"/>
      <text:p text:style-name="P2"/>
      <text:p text:style-name="P2"/>
      <text:p text:style-name="P2"><text:soft-page-break/></text:p>
      <text:p text:style-name="P2">1. <text:span text:style-name="T8">**Socket Creation:**</text:span></text:p>
      <text:p text:style-name="P2"><text:s text:c="3"/>- It creates a client socket using the `socket()` function with the address family `AF_INET` (IPv4), socket type `SOCK_STREAM` (for TCP), and protocol `0` (default protocol).</text:p>
      <text:p text:style-name="P2"/>
      <text:p text:style-name="P2">2. <text:span text:style-name="T8">**Server Address Initialization:**</text:span></text:p>
      <text:p text:style-name="P2"><text:s text:c="3"/>- It initializes a `struct sockaddr_in` named `servaddr` to represent the server's address.</text:p>
      <text:p text:style-name="P2"><text:s text:c="3"/>- It sets the address family to `AF_INET`.</text:p>
      <text:p text:style-name="P2"><text:s text:c="3"/>- It specifies the server's port number using `htons()` to convert it to network byte order.</text:p>
      <text:p text:style-name="P2"><text:s text:c="3"/>- It sets the server's IP address to "127.0.0.1," which is the loopback address (localhost).</text:p>
      <text:p text:style-name="P2"/>
      <text:p text:style-name="P2">3. <text:span text:style-name="T8">**Connecting to the Server:**</text:span></text:p>
      <text:p text:style-name="P2"><text:s text:c="3"/>- It connects to the server using the `connect()` function, specifying the client socket, server address structure, and its size.</text:p>
      <text:p text:style-name="P2"><text:s text:c="3"/>- If the connection fails, it handles the error and exits.</text:p>
      <text:p text:style-name="P2"/>
      <text:p text:style-name="P2">4. <text:span text:style-name="T8">**File Reading:**</text:span></text:p>
      <text:p text:style-name="P2"><text:s text:c="3"/>- It opens a file named "file.txt" for reading using the `fopen()` function.</text:p>
      <text:p text:style-name="P2"><text:s text:c="3"/>- If the file opening fails, it handles the error and exits.</text:p>
      <text:p text:style-name="P2"/>
      <text:p text:style-name="P2">5. <text:span text:style-name="T8">**File Size Calculation:**</text:span></text:p>
      <text:p text:style-name="P2"><text:s text:c="3"/>- It calculates the size of the file using `fseek()` and `ftell()` to determine the number of bytes in the file.</text:p>
      <text:p text:style-name="P2"/>
      <text:p text:style-name="P2">6. <text:span text:style-name="T8">**Memory Allocation:**</text:span></text:p>
      <text:p text:style-name="P2"><text:s text:c="3"/>- It allocates memory for storing the file contents in the `fileContents` buffer using `malloc()`.</text:p>
      <text:p text:style-name="P2"><text:s text:c="3"/>- If memory allocation fails, it handles the error and exits.</text:p>
      <text:p text:style-name="P2"/>
      <text:p text:style-name="P2">7.<text:span text:style-name="T8"> **File Contents Reading:**</text:span></text:p>
      <text:p text:style-name="P2"><text:s text:c="3"/>- It reads the contents of the file into the `fileContents` buffer using the `fread()` function.</text:p>
      <text:p text:style-name="P2"><text:s text:c="3"/>- It ensures that the contents are null-terminated by setting `fileContents[end]` to '\0'.</text:p>
      <text:p text:style-name="P2"><text:s text:c="3"/>- It then closes the file using `fclose()`.</text:p>
      <text:p text:style-name="P2"/>
      <text:p text:style-name="P2">8. <text:span text:style-name="T8">**Data Transmission:**</text:span></text:p>
      <text:p text:style-name="P2"><text:s text:c="3"/>- It sends the file contents to the server using the `send()` function.</text:p>
      <text:p text:style-name="P2"><text:s text:c="3"/>- If sending data to the server fails, it handles the error and exits.</text:p>
      <text:p text:style-name="P2"/>
      <text:p text:style-name="P2">9. <text:span text:style-name="T8">**Receiving Data from Server:**</text:span></text:p>
      <text:p text:style-name="P2"><text:s text:c="3"/>- It receives the character count from the server using the `read()` function.</text:p>
      <text:p text:style-name="P2"><text:s text:c="3"/>- It also performs network byte order to host byte order conversion using `ntohl()` to get the correct value.</text:p>
      <text:p text:style-name="P2"><text:s text:c="3"/>- The character count represents the number of characters in the received data.</text:p>
      <text:p text:style-name="P2"/>
      <text:p text:style-name="P2">10. <text:span text:style-name="T8">**Displaying the Character Count:**</text:span></text:p>
      <text:p text:style-name="P2"><text:s text:c="4"/>- It displays the received character count on the client's console.</text:p>
      <text:p text:style-name="P2"><text:s text:c="4"/>- To avoid counting the null character at the end of the string, it subtracts 1 from the count.</text:p>
      <text:p text:style-name="P2"/>
      <text:p text:style-name="P2">11. <text:span text:style-name="T8">**Cleaning Up:**</text:span></text:p>
      <text:p text:style-name="P2"><text:s text:c="4"/>- It releases the allocated memory for `fileContents` using `free()`.</text:p>
      <text:p text:style-name="P2"><text:s text:c="4"/>- It closes the client socket using `close()`.</text:p>
      <text:p text:style-name="P2"/>
      <text:p text:style-name="P2"><text:soft-page-break/>The client code establishes a connection to the server, reads the contents of "file.txt," sends them to the server, receives a character count from the server, and then displays the character count on the client's console. It also handles potential errors that may occur during socket creation, connection, file reading, data sending, and data receiving.</text:p>
      <text:p text:style-name="P2"/>
      <text:p text:style-name="P2"/>
      <text:p text:style-name="P3">File to read : <text:span text:style-name="T8">file.txt <text:s/></text:span><text:span text:style-name="T16">has the text</text:span><text:span text:style-name="T9"> “Socket Programming in C” </text:span><text:span text:style-name="T16">which has 22 characters(excluding the \0 character)..</text:span><text:span text:style-name="T17">This will be read by Client and be sent to the Server by Client <text:s/>and Server will return the no. Of characters in it to the Client.</text:span></text:p>
      <text:p text:style-name="P3"><text:span text:style-name="T16"/></text:p>
      <text:p text:style-name="P3"><text:span text:style-name="T16"/></text:p>
      <text:p text:style-name="P3"><text:span text:style-name="T16"/></text:p>
      <text:p text:style-name="P4"><text:span text:style-name="T15">O</text:span>UTPUT</text:p>
      <text:p text:style-name="P4"><draw:frame draw:style-name="fr1" draw:name="Image1" text:anchor-type="char" svg:x="-0.974cm" svg:y="0.935cm" svg:width="19.001cm" svg:height="2.36cm" draw:z-index="0"><draw:image xlink:href="Pictures/10000201000003C600000078D2209D49FF693121.png" xlink:type="simple" xlink:show="embed" xlink:actuate="onLoad" loext:mime-type="image/png"/></draw:frame><draw:frame draw:style-name="fr1" draw:name="Image2" text:anchor-type="char" svg:x="-1.055cm" svg:y="3.787cm" svg:width="19.082cm" svg:height="2.265cm" draw:z-index="1"><draw:image xlink:href="Pictures/10000201000003DE00000051085A265F3955394D.png" xlink:type="simple" xlink:show="embed" xlink:actuate="onLoad" loext:mime-type="image/png"/></draw:frame></text:p>
      <text:p text:style-name="P6"><text:span text:style-name="T8">Here the Client is reading the contents of the text file file.txt and sending it to Server and Server sends back the No. Of characters in that content se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01T18:56:49.696420316</meta:creation-date>
    <dc:date>2023-09-01T19:38:57.600138898</dc:date>
    <meta:editing-duration>PT21M6S</meta:editing-duration>
    <meta:editing-cycles>13</meta:editing-cycles>
    <meta:generator>LibreOffice/6.4.7.2$Linux_X86_64 LibreOffice_project/40$Build-2</meta:generator>
    <meta:document-statistic meta:table-count="0" meta:image-count="2" meta:object-count="0" meta:page-count="7" meta:paragraph-count="228" meta:word-count="1387" meta:character-count="10399" meta:non-whitespace-character-count="8058"/>
  </office:meta>
</office:document-meta>
</file>